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cm" svg:stroke-color="#ffffff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5cm" svg:stroke-color="#ffffff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2cm" svg:stroke-color="#ffffff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ffffff" draw:marker-start-width="0.62cm" draw:marker-end-width="0.62cm" draw:fill="none" draw:textarea-horizontal-align="center" draw:textarea-vertical-align="middle" draw:fit-to-size="false" fo:padding-top="0.175cm" fo:padding-bottom="0.175cm" fo:padding-left="0.3cm" fo:padding-right="0.3cm"/>
    </style:style>
    <style:style style:name="gr9" style:family="graphic" style:parent-style-name="standard">
      <style:graphic-properties svg:stroke-width="0.2cm" svg:stroke-color="#ffffff" draw:marker-start-width="0.92cm" draw:marker-end-width="0.92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ffffff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ffff" draw:fill="none" draw:fill-color="#ffffff" draw:textarea-vertical-align="middle" draw:auto-grow-height="false" draw:auto-grow-width="false" fo:min-height="0.632cm" fo:min-width="1.292cm" fo:padding-top="0cm" fo:padding-bottom="0cm" fo:padding-left="0cm" fo:padding-right="0cm" style:protect="size"/>
    </style:style>
    <style:style style:name="gr12" style:family="graphic" style:parent-style-name="objectwithoutfill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line-height="85%" fo:text-align="center"/>
      <style:text-properties fo:color="#ffffff"/>
    </style:style>
    <style:style style:name="P3" style:family="paragraph">
      <style:paragraph-properties fo:line-height="85%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>
        <style:tab-stops/>
      </style:paragraph-properties>
      <style:text-properties fo:color="#ffffff"/>
    </style:style>
    <style:style style:name="P6" style:family="paragraph">
      <style:paragraph-properties fo:text-align="start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line-height="80%" fo:text-align="center"/>
      <style:text-properties fo:color="#ffffff"/>
    </style:style>
    <style:style style:name="P8" style:family="paragraph">
      <style:paragraph-properties fo:line-height="80%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85%" fo:text-align="center">
        <style:tab-stops/>
      </style:paragraph-properties>
      <style:text-properties fo:color="#ffffff"/>
    </style:style>
    <style:style style:name="P10" style:family="paragraph">
      <style:paragraph-properties fo:line-height="85%" fo:text-align="center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color="#ffffff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>
        <style:tab-stops/>
      </style:paragraph-properties>
      <style:text-properties fo:color="#ffffff"/>
    </style:style>
    <style:style style:name="P14" style:family="paragraph">
      <style:paragraph-properties fo:text-align="center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15" style:family="paragraph">
      <style:paragraph-properties fo:text-align="start">
        <style:tab-stops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9.1cm" svg:x2="8cm" svg:y2="10cm">
          <text:p/>
        </draw:line>
        <draw:rect draw:style-name="gr2" draw:text-style-name="P3" draw:layer="layout" svg:width="4.5cm" svg:height="2cm" svg:x="6cm" svg:y="10cm">
          <text:p text:style-name="P2"><text:span text:style-name="T1">CAN</text:span></text:p>
          <text:p text:style-name="P2"><text:span text:style-name="T1">transceiver</text:span></text:p>
        </draw:rect>
        <draw:line draw:style-name="gr3" draw:text-style-name="P1" draw:layer="layout" svg:x1="2cm" svg:y1="11.8cm" svg:x2="5.5cm" svg:y2="11.8cm">
          <text:p/>
        </draw:line>
        <draw:rect draw:style-name="gr4" draw:text-style-name="P4" draw:layer="layout" svg:width="7cm" svg:height="4cm" svg:x="6cm" svg:y="5cm">
          <text:p text:style-name="P1"><text:span text:style-name="T1">Microcontroller</text:span></text:p>
        </draw:rect>
        <draw:polyline draw:style-name="gr5" draw:text-style-name="P1" draw:layer="layout" svg:width="0.899cm" svg:height="1.099cm" svg:x="5cm" svg:y="10.5cm" svg:viewBox="0 0 900 1100" draw:points="900,0 0,0 0,1100">
          <text:p/>
        </draw:polyline>
        <draw:line draw:style-name="gr1" draw:text-style-name="P1" draw:layer="layout" svg:x1="8.5cm" svg:y1="9.9cm" svg:x2="8.5cm" svg:y2="9cm">
          <text:p/>
        </draw:line>
        <draw:frame draw:style-name="gr6" draw:text-style-name="P6" draw:layer="layout" svg:width="3cm" svg:height="0.6cm" svg:x="2cm" svg:y="11cm">
          <draw:text-box>
            <text:p text:style-name="P5"><text:span text:style-name="T2">CAN Bus</text:span></text:p>
          </draw:text-box>
        </draw:frame>
        <draw:rect draw:style-name="gr2" draw:text-style-name="P4" draw:layer="layout" svg:width="3cm" svg:height="2cm" svg:x="4cm" svg:y="2cm">
          <text:p text:style-name="P1"><text:span text:style-name="T3">5V PSU</text:span></text:p>
          <text:p text:style-name="P1"><text:span text:style-name="T2">(Switching)</text:span></text:p>
        </draw:rect>
        <draw:line draw:style-name="gr1" draw:text-style-name="P1" draw:layer="layout" svg:x1="3.9cm" svg:y1="3cm" svg:x2="2cm" svg:y2="3cm">
          <text:p/>
        </draw:line>
        <draw:frame draw:style-name="gr7" draw:text-style-name="P6" draw:layer="layout" svg:width="2cm" svg:height="0.6cm" svg:x="2cm" svg:y="2.3cm">
          <draw:text-box>
            <text:p text:style-name="P5"><text:span text:style-name="T4">VIN</text:span></text:p>
          </draw:text-box>
        </draw:frame>
        <draw:frame draw:style-name="gr7" draw:text-style-name="P6" draw:layer="layout" svg:width="2cm" svg:height="0.6cm" svg:x="2cm" svg:y="3.2cm">
          <draw:text-box>
            <text:p text:style-name="P5"><text:span text:style-name="T2">(7-23V)</text:span></text:p>
          </draw:text-box>
        </draw:frame>
        <draw:rect draw:style-name="gr2" draw:text-style-name="P8" draw:layer="layout" svg:width="2.5cm" svg:height="2cm" svg:x="8cm" svg:y="2cm">
          <text:p text:style-name="P7"><text:span text:style-name="T3">3.3V</text:span></text:p>
          <text:p text:style-name="P7"><text:span text:style-name="T3">PSU</text:span></text:p>
          <text:p text:style-name="P7"><text:span text:style-name="T2">(Linear)</text:span></text:p>
        </draw:rect>
        <draw:line draw:style-name="gr1" draw:text-style-name="P1" draw:layer="layout" svg:x1="7.9cm" svg:y1="3cm" svg:x2="7cm" svg:y2="3cm">
          <text:p/>
        </draw:line>
        <draw:rect draw:style-name="gr8" draw:text-style-name="P10" draw:layer="layout" svg:width="10cm" svg:height="1cm" svg:x="11cm" svg:y="11cm">
          <text:p text:style-name="P9"><text:span text:style-name="T1">Rotary Encoder User Input</text:span></text:p>
        </draw:rect>
        <draw:rect draw:style-name="gr9" draw:text-style-name="P11" draw:layer="layout" svg:width="7cm" svg:height="4cm" svg:x="14cm" svg:y="2cm">
          <text:p text:style-name="P1"><text:span text:style-name="T5">Character or</text:span></text:p>
          <text:p text:style-name="P1"><text:span text:style-name="T5">Graphic</text:span></text:p>
          <text:p text:style-name="P1"><text:span text:style-name="T5">LCD Module</text:span></text:p>
        </draw:rect>
        <draw:rect draw:style-name="gr2" draw:text-style-name="P4" draw:layer="layout" svg:width="7cm" svg:height="1cm" svg:x="14cm" svg:y="8cm">
          <text:p text:style-name="P1"><text:span text:style-name="T1">Buzzer Output</text:span></text:p>
        </draw:rect>
        <draw:rect draw:style-name="gr2" draw:text-style-name="P4" draw:layer="layout" svg:width="7cm" svg:height="1cm" svg:x="14cm" svg:y="6.5cm">
          <text:p text:style-name="P1"><text:span text:style-name="T1">LED Output</text:span></text:p>
        </draw:rect>
        <draw:line draw:style-name="gr1" draw:text-style-name="P1" draw:layer="layout" svg:x1="13.9cm" svg:y1="8.5cm" svg:x2="13cm" svg:y2="8.5cm">
          <text:p/>
        </draw:line>
        <draw:line draw:style-name="gr1" draw:text-style-name="P1" draw:layer="layout" svg:x1="13.9cm" svg:y1="7cm" svg:x2="13cm" svg:y2="7cm">
          <text:p/>
        </draw:line>
        <draw:polyline draw:style-name="gr1" draw:text-style-name="P1" draw:layer="layout" svg:width="0cm" svg:height="1.899cm" svg:x="12cm" svg:y="9.1cm" svg:viewBox="0 0 0 1900" draw:points="0,0 0,1900 0,1900">
          <text:p/>
        </draw:polyline>
        <draw:rect draw:style-name="gr10" draw:text-style-name="P12" draw:layer="layout" svg:width="1cm" svg:height="4cm" svg:x="4cm" svg:y="5cm">
          <text:p/>
        </draw:rect>
        <draw:frame draw:style-name="gr11" draw:text-style-name="P14" draw:layer="layout" svg:width="4cm" svg:height="1cm" draw:transform="rotate (1.5707963267946) translate (4cm 9cm)">
          <draw:text-box>
            <text:p text:style-name="P13"><text:span text:style-name="T4">Prog. Header</text:span></text:p>
          </draw:text-box>
        </draw:frame>
        <draw:line draw:style-name="gr12" draw:text-style-name="P1" draw:layer="layout" svg:x1="6cm" svg:y1="7cm" svg:x2="5cm" svg:y2="7cm">
          <text:p/>
        </draw:line>
        <draw:polyline draw:style-name="gr1" draw:text-style-name="P1" draw:layer="layout" svg:width="1.899cm" svg:height="1.999cm" svg:x="12cm" svg:y="3cm" svg:viewBox="0 0 1900 2000" draw:points="1900,0 0,0 0,2000">
          <text:p/>
        </draw:polyline>
        <draw:frame draw:style-name="gr7" draw:text-style-name="P15" draw:layer="layout" svg:width="1.6cm" svg:height="1.3cm" svg:x="12.268cm" svg:y="2.636cm">
          <draw:text-box>
            <text:p text:style-name="P5"><text:span text:style-name="T1">/</text:span></text:p>
            <text:p text:style-name="P5"><text:span text:style-name="T4">8 data</text:span></text:p>
            <text:p text:style-name="P5"><text:span text:style-name="T4">4 ctr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8M11S</meta:editing-duration>
    <meta:editing-cycles>34</meta:editing-cycles>
    <meta:generator>OpenOffice/4.1.1$Win32 OpenOffice.org_project/411m6$Build-9775</meta:generator>
    <dc:date>2017-04-30T21:59:39.30</dc:date>
    <dc:creator>Rene Broich</dc:creator>
    <meta:document-statistic meta:object-count="25"/>
  </office:meta>
</office:document-meta>
</file>